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b733" officeooo:paragraph-rsid="0015b733"/>
    </style:style>
    <style:style style:name="P2" style:family="paragraph" style:parent-style-name="Standard">
      <style:paragraph-properties fo:text-align="start" style:justify-single-word="false"/>
      <style:text-properties officeooo:rsid="0015b733" officeooo:paragraph-rsid="0015b733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officeooo:rsid="00165f7d"/>
    </style:style>
    <style:style style:name="gr1" style:family="graphic">
      <style:graphic-properties draw:fill-color="#ffffff" draw:textarea-horizontal-align="justify" draw:textarea-vertical-align="middle" draw:auto-grow-height="false" fo:min-height="1.737cm" fo:min-width="8.7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基于定理证明器的问答系统</text:p>
      <text:p text:style-name="P2">系统功能<text:span text:style-name="T1">：以自然语言构造的问题为输入，系统可以自动给出问题的答案。自然语言构造的问题包含三部分内容，分别是问题的陈述句描述，问题相关的背景知识和问题的问句描述，每部分内容是一行文本。输出的答案为一行文本。</text:span></text:p>
      <text:p text:style-name="P2"/>
      <text:p text:style-name="P2"><draw:custom-shape text:anchor-type="paragraph" draw:z-index="0" draw:name="形状1" draw:style-name="gr1" draw:text-style-name="P4" svg:width="8.949cm" svg:height="1.925cm" svg:x="3.713cm" svg:y="0.494cm"><text:p text:style-name="P3">以包含了问题内容的文件为输入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形状1" draw:style-name="gr1" draw:text-style-name="P4" svg:width="8.949cm" svg:height="1.925cm" svg:x="3.665cm" svg:y="3.283cm"><text:p text:style-name="P3">开启sempre服务器脚本，并使用run.py脚本将文件</text:p><text:p text:style-name="P3">内容提交给sempre解析，并将解析结果</text:p><text:p text:style-name="P3">保存到output文件中。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name="形状2" draw:style-name="gr2" draw:text-style-name="P3" svg:x1="8.211cm" svg:y1="2.418cm" svg:x2="8.236cm" svg:y2="3.187cm"><text:p/></draw:line><text:span text:style-name="T1">框架设计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3:54:57.244530234</meta:creation-date>
    <meta:generator>LibreOffice/5.1.6.2$Linux_X86_64 LibreOffice_project/10m0$Build-2</meta:generator>
    <dc:date>2018-01-08T14:10:33.388918723</dc:date>
    <meta:editing-duration>PT5M25S</meta:editing-duration>
    <meta:editing-cycles>2</meta:editing-cycles>
    <meta:document-statistic meta:table-count="0" meta:image-count="0" meta:object-count="0" meta:page-count="1" meta:paragraph-count="3" meta:word-count="119" meta:character-count="119" meta:non-whitespace-character-count="119"/>
  </office:meta>
</office:document-meta>
</file>